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9ead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a4c2f4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2cm" svg:height="1.6cm" svg:x="8.8cm" svg:y="6.6cm">
          <text:p text:style-name="P1">AnnotServic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3.4cm" svg:height="1.6cm" svg:x="2.9cm" svg:y="10.3cm">
          <text:p text:style-name="P1">Langu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4cm" svg:height="1.6cm" svg:x="9.7cm" svg:y="10.3cm">
          <text:p text:style-name="P1">Thème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8cm" svg:height="1.4cm" svg:x="1.3cm" svg:y="14.3cm">
          <text:p text:style-name="P1">F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5" draw:id="id5" draw:layer="layout" svg:width="1.8cm" svg:height="1.4cm" svg:x="3.6cm" svg:y="14.3cm">
          <text:p text:style-name="P1">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6" draw:id="id6" draw:layer="layout" svg:width="1.8cm" svg:height="1.4cm" svg:x="6cm" svg:y="14.3cm">
          <text:p text:style-name="P1">En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7" draw:id="id7" draw:layer="layout" svg:width="1.8cm" svg:height="1.4cm" svg:x="9cm" svg:y="14.3cm">
          <text:p text:style-name="P1">Lieux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8" draw:id="id8" draw:layer="layout" svg:width="1.8cm" svg:height="1.4cm" svg:x="11.7cm" svg:y="14.3cm">
          <text:p text:style-name="P1">Santé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draw:type="line" svg:x1="11.4cm" svg:y1="8.2cm" svg:x2="4.6cm" svg:y2="10.3cm" draw:start-shape="id1" draw:start-glue-point="2" draw:end-shape="id2" draw:end-glue-point="0" svg:d="m11400 8200-6800 2100">
          <text:p/>
        </draw:connector>
        <draw:connector draw:style-name="gr4" draw:text-style-name="P1" draw:layer="layout" draw:type="line" svg:x1="11.4cm" svg:y1="8.2cm" svg:x2="11.4cm" svg:y2="10.3cm" draw:start-shape="id1" draw:start-glue-point="2" draw:end-shape="id3" draw:end-glue-point="0" svg:d="m11400 8200v2100">
          <text:p/>
        </draw:connector>
        <draw:connector draw:style-name="gr4" draw:text-style-name="P1" draw:layer="layout" draw:type="line" svg:x1="4.6cm" svg:y1="11.9cm" svg:x2="2.2cm" svg:y2="14.3cm" draw:start-shape="id2" draw:start-glue-point="2" draw:end-shape="id4" draw:end-glue-point="0" svg:d="m4600 11900-2400 2400">
          <text:p/>
        </draw:connector>
        <draw:connector draw:style-name="gr4" draw:text-style-name="P1" draw:layer="layout" draw:type="line" svg:x1="4.6cm" svg:y1="11.9cm" svg:x2="4.5cm" svg:y2="14.3cm" draw:start-shape="id2" draw:start-glue-point="2" draw:end-shape="id5" draw:end-glue-point="0" svg:d="m4600 11900-100 2400">
          <text:p/>
        </draw:connector>
        <draw:connector draw:style-name="gr4" draw:text-style-name="P1" draw:layer="layout" draw:type="line" svg:x1="4.6cm" svg:y1="11.9cm" svg:x2="6.9cm" svg:y2="14.3cm" draw:start-shape="id2" draw:start-glue-point="2" draw:end-shape="id6" draw:end-glue-point="0" svg:d="m4600 11900 2300 2400">
          <text:p/>
        </draw:connector>
        <draw:connector draw:style-name="gr4" draw:text-style-name="P1" draw:layer="layout" draw:type="line" svg:x1="11.4cm" svg:y1="11.9cm" svg:x2="9.9cm" svg:y2="14.3cm" draw:start-shape="id3" draw:start-glue-point="2" draw:end-shape="id7" draw:end-glue-point="0" svg:d="m11400 11900-1500 2400">
          <text:p/>
        </draw:connector>
        <draw:connector draw:style-name="gr4" draw:text-style-name="P1" draw:layer="layout" draw:type="line" svg:x1="11.4cm" svg:y1="11.9cm" svg:x2="12.6cm" svg:y2="14.3cm" draw:start-shape="id3" draw:start-glue-point="2" draw:end-shape="id8" draw:end-glue-point="0" svg:d="m11400 11900 1200 2400">
          <text:p/>
        </draw:connector>
        <draw:custom-shape draw:style-name="gr5" draw:text-style-name="P1" draw:layer="layout" svg:width="1cm" svg:height="0.8cm" svg:x="4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0.8cm" svg:x="10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0.8cm" svg:x="4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8cm" svg:x="6.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cm" svg:height="0.8cm" svg:x="1.7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899cm" svg:height="1.199cm" svg:x="10.9cm" svg:y="11.9cm" svg:viewBox="0 0 900 1200" svg:d="m500 0c400 800 0 0 400 800-300 200-500 200-900 0 500-800 0 0 500-800zm-500 0zm700 1200z">
          <text:p/>
        </draw:path>
        <draw:custom-shape draw:style-name="gr2" draw:text-style-name="P1" xml:id="id9" draw:id="id9" draw:layer="layout" svg:width="3.4cm" svg:height="1.6cm" svg:x="16cm" svg:y="10.3cm">
          <text:p text:style-name="P1">Produit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2.7cm" svg:height="1.4cm" svg:x="14.6cm" svg:y="14.3cm">
          <text:p text:style-name="P1">WikiMet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11" draw:id="id11" draw:layer="layout" svg:width="2.9cm" svg:height="1.4cm" svg:x="17.7cm" svg:y="14.3cm">
          <text:p text:style-name="P1">MetaMap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draw:type="line" svg:x1="11.4cm" svg:y1="8.2cm" svg:x2="17.7cm" svg:y2="10.3cm" draw:start-shape="id1" draw:start-glue-point="2" draw:end-shape="id9" draw:end-glue-point="0" svg:d="m11400 8200 6300 2100">
          <text:p/>
        </draw:connector>
        <draw:connector draw:style-name="gr4" draw:text-style-name="P1" draw:layer="layout" draw:type="line" svg:x1="17.7cm" svg:y1="11.9cm" svg:x2="15.95cm" svg:y2="14.3cm" draw:start-shape="id9" draw:start-glue-point="2" draw:end-shape="id10" draw:end-glue-point="0" svg:d="m17700 11900-1750 2400">
          <text:p/>
        </draw:connector>
        <draw:connector draw:style-name="gr4" draw:text-style-name="P1" draw:layer="layout" draw:type="line" svg:x1="17.7cm" svg:y1="11.9cm" svg:x2="19.15cm" svg:y2="14.3cm" draw:start-shape="id9" draw:start-glue-point="2" draw:end-shape="id11" draw:end-glue-point="0" svg:d="m17700 11900 1450 2400">
          <text:p/>
        </draw:connector>
        <draw:custom-shape draw:style-name="gr5" draw:text-style-name="P1" draw:layer="layout" svg:width="1cm" svg:height="0.8cm" svg:x="17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1.099cm" svg:height="1.199cm" svg:x="17.1cm" svg:y="11.9cm" svg:viewBox="0 0 1100 1200" svg:d="m600 0c500 800 0 0 500 800-400 200-600 200-1100 0 600-800 0 0 600-800zm-500 0zm700 12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1T10:25:10</meta:creation-date>
    <dc:date>2012-03-11T10:40:22</dc:date>
    <meta:editing-duration>PT15M13S</meta:editing-duration>
    <meta:editing-cycles>3</meta:editing-cycles>
    <meta:generator>LibreOffice/3.4$Unix LibreOffice_project/340m1$Build-502</meta:generator>
    <meta:document-statistic meta:object-count="29"/>
  </office:meta>
</office:document-meta>
</file>